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Tabell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</table:table>
      <table:table table:name="Tabell4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  <table:table table:name="Tabell2" table:style-name="ta1" table:print="false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2">
          <table:table-cell table:number-columns-repeated="5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Tabell3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2011-05-03</text:date>, <text:time>08:14:5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03T08:08:13</meta:creation-date>
    <dc:date>2011-05-03T08:14:50</dc:date>
    <meta:editing-duration>PT00H06M39S</meta:editing-duration>
    <meta:editing-cycles>4</meta:editing-cycles>
    <meta:generator>OpenOffice.org/3.0$Unix OpenOffice.org_project/300m9$Build-9358</meta:generator>
    <meta:document-statistic meta:table-count="4" meta:cell-count="291" meta:object-count="0"/>
  </office:meta>
</office:document-meta>
</file>